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style:font-face style:name="Times New Roman" svg:font-family="Times New Roman"/>
  </office:font-face-decls>
  <office:automatic-styles>
    <style:style style:name="P1" style:family="paragraph" style:parent-style-name="Standard">
      <style:text-properties style:font-name="Times New Roman" fo:font-size="14.0pt" fo:color="#000000"/>
    </style:style>
    <style:style style:name="P2" style:family="paragraph" style:parent-style-name="Standard">
      <style:paragraph-properties>
        <style:tab-stops>
          <style:tab-stop style:position="0.3931in"/>
          <style:tab-stop style:position="0.7868in"/>
          <style:tab-stop style:position="1.1806in"/>
          <style:tab-stop style:position="1.5743in"/>
          <style:tab-stop style:position="1.9681in"/>
          <style:tab-stop style:position="2.3618in"/>
          <style:tab-stop style:position="2.7556in"/>
          <style:tab-stop style:position="3.1493in"/>
          <style:tab-stop style:position="3.5431in"/>
          <style:tab-stop style:position="3.9368in"/>
          <style:tab-stop style:position="4.3306in"/>
          <style:tab-stop style:position="4.7243in"/>
        </style:tab-stops>
      </style:paragraph-properties>
      <style:text-properties style:font-name="Helvetica" fo:font-size="14.0pt"/>
    </style:style>
    <style:style style:name="T1" style:family="text">
      <style:text-properties fo:font-weight="bold" fo:font-weight-asian="bold" fo:font-weight-complex="bold" fo:letter-spacing="0.0000in"/>
    </style:style>
    <style:style style:name="T2" style:family="text">
      <style:text-properties fo:letter-spacing="0.0000in"/>
    </style:style>
    <style:style style:name="T3" style:family="text">
      <style:text-properties fo:font-style="italic" fo:font-style-asian="italic" fo:font-style-complex="italic" fo:letter-spacing="0.0000in"/>
    </style:style>
    <style:style style:name="T4" style:family="text">
      <style:text-properties fo:font-style="italic" fo:font-style-asian="italic" fo:font-style-complex="italic"/>
    </style:style>
    <style:style style:name="T5" style:family="text">
      <style:text-properties fo:font-weight="bold" fo:font-weight-asian="bold" fo:font-weight-complex="bold"/>
    </style:style>
    <style:style style:name="T6" style:family="text">
      <style:text-properties fo:font-weight="bold" fo:font-weight-asian="bold" fo:font-weight-complex="bold" fo:letter-spacing="0.0000in" fo:color="#b81f12"/>
    </style:style>
    <style:style style:name="TableColumn1" style:family="table-column">
      <style:table-column-properties style:column-width="3.4625in" style:rel-column-width="32767*"/>
    </style:style>
  </office:automatic-styles>
  <office:body>
    <office:text>
      <text:p text:style-name="P1"><text:span text:style-name="T1">Upload hier een toelichting op uw werk en de (zich ontwikkelende) beroepspraktijk. Beschrijf uw inhoudelijke en artistieke uitgangspunten en hoe die tot uitdrukking komen in uw werk en in uw beroepspraktijk. Omschrijf bij een eventuele samenwerking uw aandeel daarin.</text:span></text:p>
      <text:p text:style-name="P1"/>
      <text:p text:style-name="P1"><text:span text:style-name="T2">Beroepspraktijk:</text:span></text:p>
      <text:p text:style-name="P1"/>
      <text:p text:style-name="P1"><text:span text:style-name="T2">Allereerst gebruik ik een stuk dat geschreven is door een van mijn docenten naar aanleiding van mijn afstudeerproject:</text:span></text:p>
      <text:p text:style-name="P1"/>
      <text:p text:style-name="P1"><text:span text:style-name="T3">' Bewegen tussen het werk van Renee van Roekel doe je met de nodige voorzichtigheid. De materialen ogen fragiel en lijken zeer kwetsbaar. De sculpturale constellaties die ze vormen zijn open vaak fijnmazige structuren, die op de vloer staan, aan het plafond hangen of zich verbinden met de muur. Hun grenzen zijn diffuus, ze lijken fasen in een groeiproces. Je kunt ze je kleiner, maar ook veel groter voorstellen. Ze staan op het punt om samen te smelten of uit elkaar te drijven. Sommige elementen keren terug in verschillende settings en verbinden de ogenschijnlijke geisoleerde groepen.</text:span></text:p>
      <text:p text:style-name="P1"/>
      <text:p text:style-name="P1"><text:span text:style-name="T3">Toch blijkt Renee's werk steviger dan het oogt. De materialen die ze gebruikt om haar beelden mee op te bouwen zijn voorbewerkt, alles is door haar handen gegaan. Pas daarna worden ze onderdeel van wat ze har 'toolbox' noemt; de blokkendoos die de bouwstenen bevat waarmee het werk gerealiseerd kan worden. De toolbox bevat een grote diversiteit aan vormen, texturen en tactiele kwaliteiten. Het werk groeit in fragmenten en neemt langzaam bezit van de ruimte, als een uitdijend heelal, waarin werelden kunnen verschijnen en weer verdwijnen. Veel van de zeggingskracht in het werk is afhankelijk van schaal, met name de maatverhouding tussen de architecturale en sculpturale ruimte. ' </text:span></text:p>
      <text:p text:style-name="P1"/>
      <text:p text:style-name="P1"/>
      <text:p text:style-name="P1"/>
      <text:p text:style-name="P1"/>
      <text:p text:style-name="P1"><text:span text:style-name="T1">Upload hier uw CV met de belangrijkste gegevens over uw hele beroepspraktijk met de nadruk op de laatste drie tot vier jaar. Vermeld tentoonstellingen (aangeven solo- of groeps-), manifestaties, opdrachten, prijzen, publicaties etc. met vermelding van jaartallen. Noem ook eventuele nevenactiviteiten, zoals docentschappen en adviesfuncties</text:span></text:p>
      <text:p text:style-name="P1"/>
      <text:p text:style-name="P1"/>
      <text:p text:style-name="P1"><text:span text:style-name="T1">Upload hier het werkplan met inhoudelijke motivatie voor dit gastatelier en een omschrijving van uw artistieke plan.</text:span></text:p>
      <text:p text:style-name="P1"/>
      <text:p text:style-name="P1"><text:span text:style-name="T2">Inhoudelijke motivatie gastatelier</text:span></text:p>
      <text:p text:style-name="P1"/>
      <text:p text:style-name="P1"><text:span text:style-name="T2">De reden dat ik in eerste instantie gekozen heb voor dit gastatelier is omdat ik specifiek opzoek ben gegaan naar een residentie op Java. Dit heeft te maken met mijn familiegeschiedenis. Mijn vader, half Javaans, is geboren in Ambarawa (op 100km afstand van Yogyakarta), mijn oma heeft geinterneerd gezeten in de kampen en mijn opa had een eigen plantage bij Bandung waar hij bloemen en planten kweekte. Deze feiten zijn flarden van informatie die ik geerfd heb door wat mij vooraf gegaan is, maar waar ik duidelijk geen invloed op heb uit kunnen oefenen. Het is allemaal ogenschijnlijk toevallig. Het is meer het toevallige in combinatie met het feitelijke dat mij naar Java toetrekt. Dus bij deze wil ik meteen benadrukken dat deze residentie geen aanleiding zal zijn voor een persoonlijke zoektocht naar identiteit. Ik ben meer geinteresseerd in een onderzoek vanuit een bredere context waar alles interrelateert; de actualiteit, socio-politieke omstandgiheden, geschiedenis, de planologie van Yogyakarta/Java etc.. Mijn letterlijke beweegreden om naar de plek te komen is meer op te vatten als een psychogeografie. Hoe brengt bepaalde informatie mij op specifieke plekken (zonder verwachting!)? Wat kunnen plekken nog vertellen over een verleden? <text:s/></text:span></text:p>
      <text:p text:style-name="P1"/>
      <text:p text:style-name="P1"><text:span text:style-name="T2">In mijn artistieke uitgangspunten heb ik beschreven dat mijn beeld . Het draagt flarden van verleden, heden en toekomst in zich. Tegen een achtergrond van de grote principes en natuurverschijnselen, zoals de zon, <text:s text:c="2"/>Ik tracht een gestold beeld te geven van de constructies om me heen. Dit doe ik door materialen te verzamelen en te bewerken die op dat moment voor handen zijn. Tijdens mijn residentie zou ik dan ook graag een geografische bepaling maken van waar ik materialen vandaan haal en op die manier direct </text:span></text:p>
      <text:p text:style-name="P1"/>
      <text:p text:style-name="P1"/>
      <text:p text:style-name="P1"><text:span text:style-name="T2">Het is iets waarmee ik al jaren mee aan de slag wil en nu ik ben afgestudeerd kan ik er voor mijn gevoel deze wens concreet maken door deze te combineren met mijn (opstartende) beroepspraktijk. </text:span></text:p>
      <text:p text:style-name="P1"/>
      <text:p text:style-name="P1"/>
      <text:p text:style-name="P1"/>
      <text:p text:style-name="P2">Inhoudelijke motivatie</text:p>
      <text:p text:style-name="P2"/>
      <text:p text:style-name="P2"><text:span text:style-name="T4">Een psycho-geografisch onderzoek. </text:span></text:p>
      <text:p text:style-name="P2"/>
      <text:p text:style-name="P2">- <text:span text:style-name="T5">Verdieping in de geschiedenis: </text:span>Verzamelen materiaal in Amarawa. Plantage van mijn grootvader. Het wordt geen ode aan mijn routs, of een onderzoek naar identiteit. Een gefragmenteerde verzameling waar heden, verleden en toekomst in elkaar verweven zullen zijn. Tegen de achtergrond van de beleving van het zijn op een bepaalde plek. stedelijk landschap. </text:p>
      <text:p text:style-name="P2">- <text:span text:style-name="T5">Omgevingsverkenning: </text:span></text:p>
      <text:p text:style-name="P2"><text:span text:style-name="T5">- Materiaalverzameling: </text:span></text:p>
      <text:p text:style-name="P2"><text:span text:style-name="T5">- Reactie op de gegeven condities: </text:span>De tentoonstellingsruimte, maar ook tijd en mensen om me heen worden onderdeel van mijn werk. Mijn werk is een continue bouwproces, waarbij het bouwen zelf een onderzoek is naar de context van de omgeving. Het voordeel van deze residency is het langere verblijf op een plek, die ik zelf in gedachten heb. </text:p>
      <text:p text:style-name="P2"/>
      <text:p text:style-name="P2"><text:span text:style-name="T4">Een blanco onderzoek</text:span></text:p>
      <text:p text:style-name="P2"/>
      <text:p text:style-name="P2">De blokkendoos die ik normaal tot beschikking heb, is er niet. Dus moet volledig vanuit de gegeven ruimte te werk gaan. Met nieuwe materialen, constructies, etc. </text:p>
      <text:p text:style-name="P2"/>
      <text:p text:style-name="P2"/>
      <text:p text:style-name="P2">Indonesische route waren een motivatie voor een sociaal-geografisch onderzoek. Aangezien mijn sculpturen een duidelijke relatie aangaan tot de omgeving. Door mijn roots gedeeltelijk tot uitgangspunt te nemen wil ik verdieping geven aan mijn onderzoek; het beeld spreekt op deze manier niet alleen tot de fysieke omgeving, maar ook tot de historische omgeving bla bla. <text:s/></text:p>
      <text:p text:style-name="P1"/>
      <text:p text:style-name="P1"/>
      <text:p text:style-name="P1"><text:span text:style-name="T1">Upload hier uw presentatieplan met een beschrijving hoe u het werk dat tijdens en/of na het gastatelier ontstaat zichbaar wil maken. Dit kan bijvoorbeeld een blog of informatie over de werkperiode op uw website zijn, maar ook een tentoonstelling, open atelier of workshop tijdens of na de gastatelierperiode. </text:span><text:span text:style-name="T6">*</text:span></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83</meta:generator>
    <meta:initial-creator>Renee  van Roekel</meta:initial-creator>
  </office:meta>
</office:document-meta>
</file>